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800000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800000" draw:marker-start-width="0cm" draw:marker-end-width="0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.862cm" fo:min-width="0cm" fo:padding-top="0.325cm" fo:padding-bottom="0.325cm" fo:padding-left="0.45cm" fo:padding-right="0.45cm"/>
    </style:style>
    <style:style style:name="gr6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2.5cm" svg:height="1.65cm" svg:x="7.25cm" svg:y="3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3.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3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3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3.7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3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3.7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4cm">
          <draw:text-box>
            <text:p text:style-name="P3">Descrizione 0</text:p>
          </draw:text-box>
        </draw:frame>
        <draw:custom-shape draw:style-name="gr1" draw:text-style-name="P2" draw:layer="layout" svg:width="2.5cm" svg:height="1.65cm" svg:x="7.25cm" svg:y="6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6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6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6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6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6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6.1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6.4cm">
          <draw:text-box>
            <text:p text:style-name="P3">Descrizione 1</text:p>
          </draw:text-box>
        </draw:frame>
        <draw:custom-shape draw:style-name="gr1" draw:text-style-name="P2" draw:layer="layout" svg:width="2.5cm" svg:height="1.65cm" svg:x="7.25cm" svg:y="8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8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8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8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8.5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8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8.5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8.8cm">
          <draw:text-box>
            <text:p text:style-name="P3">Descrizione 2</text:p>
          </draw:text-box>
        </draw:frame>
        <draw:custom-shape draw:style-name="gr1" draw:text-style-name="P2" draw:layer="layout" svg:width="2.5cm" svg:height="1.65cm" svg:x="7.25cm" svg:y="10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9.75cm" svg:y="10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2.25cm" svg:y="10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14.75cm" svg:y="10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65cm" svg:x="22cm" svg:y="10.9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17.25cm" svg:y="10.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5cm" svg:height="1.65cm" svg:x="20.25cm" svg:y="10.9cm">
          <text:p text:style-name="P1">...</text:p>
          <draw:enhanced-geometry svg:viewBox="0 0 21600 21600" draw:type="rectangle" draw:enhanced-path="M 0 0 L 21600 0 21600 21600 0 21600 0 0 Z N"/>
        </draw:custom-shape>
        <draw:frame draw:style-name="gr2" draw:layer="layout" svg:width="4.337cm" svg:height="0.962cm" svg:x="2cm" svg:y="11.2cm">
          <draw:text-box>
            <text:p text:style-name="P3">Descrizione 3</text:p>
          </draw:text-box>
        </draw:frame>
        <draw:g>
          <draw:line draw:style-name="gr3" draw:text-style-name="P2" draw:layer="layout" svg:x1="7.5cm" svg:y1="3.55cm" svg:x2="9.5cm" svg:y2="5.65cm">
            <text:p text:style-name="P3"/>
          </draw:line>
          <draw:line draw:style-name="gr4" draw:text-style-name="P2" draw:layer="layout" svg:x1="7.5cm" svg:y1="5.65cm" svg:x2="9.5cm" svg:y2="3.4cm">
            <text:p text:style-name="P3"/>
          </draw:line>
        </draw:g>
        <draw:g>
          <draw:line draw:style-name="gr3" draw:text-style-name="P2" draw:layer="layout" svg:x1="7.5cm" svg:y1="8.35cm" svg:x2="9.5cm" svg:y2="10.45cm">
            <text:p text:style-name="P3"/>
          </draw:line>
          <draw:line draw:style-name="gr4" draw:text-style-name="P2" draw:layer="layout" svg:x1="7.5cm" svg:y1="10.45cm" svg:x2="9.5cm" svg:y2="8.2cm">
            <text:p text:style-name="P3"/>
          </draw:line>
        </draw:g>
        <draw:g>
          <draw:line draw:style-name="gr3" draw:text-style-name="P2" draw:layer="layout" svg:x1="7.5cm" svg:y1="10.75cm" svg:x2="9.5cm" svg:y2="12.85cm">
            <text:p text:style-name="P3"/>
          </draw:line>
          <draw:line draw:style-name="gr4" draw:text-style-name="P2" draw:layer="layout" svg:x1="7.5cm" svg:y1="12.85cm" svg:x2="9.5cm" svg:y2="10.6cm">
            <text:p text:style-name="P3"/>
          </draw:line>
        </draw:g>
        <draw:g>
          <draw:line draw:style-name="gr3" draw:text-style-name="P2" draw:layer="layout" svg:x1="10cm" svg:y1="6.1cm" svg:x2="12cm" svg:y2="8.2cm">
            <text:p text:style-name="P3"/>
          </draw:line>
          <draw:line draw:style-name="gr4" draw:text-style-name="P2" draw:layer="layout" svg:x1="10cm" svg:y1="8.2cm" svg:x2="12cm" svg:y2="5.95cm">
            <text:p text:style-name="P3"/>
          </draw:line>
        </draw:g>
        <draw:g>
          <draw:line draw:style-name="gr3" draw:text-style-name="P2" draw:layer="layout" svg:x1="10cm" svg:y1="10.75cm" svg:x2="12cm" svg:y2="12.85cm">
            <text:p text:style-name="P3"/>
          </draw:line>
          <draw:line draw:style-name="gr4" draw:text-style-name="P2" draw:layer="layout" svg:x1="10cm" svg:y1="12.85cm" svg:x2="12cm" svg:y2="10.6cm">
            <text:p text:style-name="P3"/>
          </draw:line>
        </draw:g>
        <draw:g>
          <draw:line draw:style-name="gr3" draw:text-style-name="P2" draw:layer="layout" svg:x1="12.5cm" svg:y1="3.55cm" svg:x2="14.5cm" svg:y2="5.65cm">
            <text:p text:style-name="P3"/>
          </draw:line>
          <draw:line draw:style-name="gr4" draw:text-style-name="P2" draw:layer="layout" svg:x1="12.5cm" svg:y1="5.65cm" svg:x2="14.5cm" svg:y2="3.4cm">
            <text:p text:style-name="P3"/>
          </draw:line>
        </draw:g>
        <draw:g>
          <draw:line draw:style-name="gr3" draw:text-style-name="P2" draw:layer="layout" svg:x1="15cm" svg:y1="8.35cm" svg:x2="17cm" svg:y2="10.45cm">
            <text:p text:style-name="P3"/>
          </draw:line>
          <draw:line draw:style-name="gr4" draw:text-style-name="P2" draw:layer="layout" svg:x1="15cm" svg:y1="10.45cm" svg:x2="17cm" svg:y2="8.2cm">
            <text:p text:style-name="P3"/>
          </draw:line>
        </draw:g>
        <draw:g>
          <draw:line draw:style-name="gr3" draw:text-style-name="P2" draw:layer="layout" svg:x1="15cm" svg:y1="10.75cm" svg:x2="17cm" svg:y2="12.85cm">
            <text:p text:style-name="P3"/>
          </draw:line>
          <draw:line draw:style-name="gr4" draw:text-style-name="P2" draw:layer="layout" svg:x1="15cm" svg:y1="12.85cm" svg:x2="17cm" svg:y2="10.6cm">
            <text:p text:style-name="P3"/>
          </draw:line>
        </draw:g>
        <draw:frame draw:style-name="gr5" draw:text-style-name="P4" draw:layer="layout" svg:width="11.875cm" svg:height="1.512cm" svg:x="7cm" svg:y="14.938cm">
          <draw:text-box>
            <text:p text:style-name="P3"><text:span text:style-name="T1">Stream ricostruito con bassa qualità</text:span></text:p>
          </draw:text-box>
        </draw:frame>
        <draw:custom-shape draw:style-name="gr6" draw:text-style-name="P2" draw:layer="layout" svg:width="1.75cm" svg:height="1.5cm" svg:x="12cm" svg:y="13.331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4.25cm" svg:height="1.35cm" svg:x="5.75cm" svg:y="15.1cm"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5T18:33:55</meta:creation-date>
    <dc:date>2008-02-05T18:48:49</dc:date>
    <meta:editing-cycles>3</meta:editing-cycles>
    <meta:editing-duration>PT14M55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